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/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2">
            <text:p>10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5">
            <text:p>10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8">
            <text:p>10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4">
            <text:p>14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6">
            <text:p>146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7">
            <text:p>147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49">
            <text:p>149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150">
            <text:p>15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2">
            <text:p>15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3">
            <text:p>15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5">
            <text:p>1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6">
            <text:p>1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8">
            <text:p>1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9">
            <text:p>1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1">
            <text:p>16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2">
            <text:p>16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64">
            <text:p>16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65">
            <text:p>16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67">
            <text:p>16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68">
            <text:p>16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70">
            <text:p>17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71">
            <text:p>17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3">
            <text:p>17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4">
            <text:p>17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6">
            <text:p>17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7">
            <text:p>17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79">
            <text:p>17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80">
            <text:p>18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7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/>
          <table:table-cell table:style-name="ce25"/>
          <table:table-cell table:style-name="ce19"/>
          <table:table-cell table:style-name="ce3" table:number-columns-repeated="2"/>
          <table:table-cell table:style-name="ce10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/>
          <table:table-cell table:style-name="ce23"/>
          <table:table-cell table:style-name="ce19"/>
          <table:table-cell table:style-name="ce3" table:number-columns-repeated="2"/>
          <table:table-cell table:style-name="ce10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1">02/01/2024</text:date>, <text:time>15:1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2-01T15:14:32</dc:date>
    <meta:editing-cycles>270</meta:editing-cycles>
    <meta:editing-duration>PT6H32M</meta:editing-duration>
    <meta:document-statistic meta:table-count="1" meta:cell-count="3444" meta:object-count="0"/>
  </office:meta>
</office:document-meta>
</file>